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0.9756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4.6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double-thin #000000" style:border-line-width-bottom="0.0071in 0.0071in 0.0071in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double-thin #000000" style:border-line-width-bottom="0.0071in 0.0071in 0.0071in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61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9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5" table:default-cell-style-name="ce10"/>
        <table:table-column table:style-name="co5" table:default-cell-style-name="ce12"/>
        <table:table-column table:style-name="co6" table:default-cell-style-name="ce12"/>
        <table:table-column table:style-name="co5" table:number-columns-repeated="2" table:default-cell-style-name="ce12"/>
        <table:table-column table:style-name="co7" table:number-columns-repeated="2" table:default-cell-style-name="ce10"/>
        <table:table-column table:style-name="co5" table:default-cell-style-name="ce12"/>
        <table:table-column table:style-name="co8" table:default-cell-style-name="ce42"/>
        <table:table-column table:style-name="co5" table:number-columns-repeated="14" table:default-cell-style-name="ce12"/>
        <table:table-column table:style-name="co9" table:number-columns-repeated="1000" table:default-cell-style-name="ce4"/>
        <table:table-row table:style-name="ro1">
          <table:table-cell table:number-columns-repeated="1027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Board</text:p>
          </table:table-cell>
          <table:table-cell table:style-name="ce13" office:value-type="string" calcext:value-type="string" table:number-columns-spanned="1" table:number-rows-spanned="2">
            <text:p>Arch</text:p>
          </table:table-cell>
          <table:table-cell table:style-name="ce13" office:value-type="string" calcext:value-type="string" table:number-columns-spanned="1" table:number-rows-spanned="2">
            <text:p>CPU</text:p>
          </table:table-cell>
          <table:table-cell table:style-name="ce27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53"/>
          <table:table-cell table:style-name="ce72" office:value-type="string" calcext:value-type="string" table:number-columns-spanned="3" table:number-rows-spanned="1">
            <text:p>RS485</text:p>
          </table:table-cell>
          <table:covered-table-cell table:style-name="ce72"/>
          <table:covered-table-cell table:style-name="ce53"/>
          <table:table-cell table:style-name="ce68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9"/>
          <table:covered-table-cell table:style-name="ce8"/>
          <table:covered-table-cell table:number-columns-repeated="2" table:style-name="ce13"/>
          <table:table-cell table:style-name="ce29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61" office:value-type="string" calcext:value-type="string">
            <text:p>HW Serial Ticker</text:p>
          </table:table-cell>
          <table:table-cell table:style-name="ce61" office:value-type="string" calcext:value-type="string">
            <text:p>HW Serial Event</text:p>
          </table:table-cell>
          <table:table-cell table:style-name="ce54" office:value-type="string" calcext:value-type="string">
            <text:p>SW Serial Blocking</text:p>
          </table:table-cell>
          <table:table-cell table:style-name="ce61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54" office:value-type="string" calcext:value-type="string">
            <text:p>SW Serial Blocking</text:p>
          </table:table-cell>
          <table:covered-table-cell table:style-name="ce69"/>
          <table:table-cell table:style-name="ce18" table:number-columns-repeated="14"/>
          <table:table-cell table:style-name="ce19" table:number-columns-repeated="1000"/>
        </table:table-row>
        <table:table-row table:style-name="ro4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30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9" office:value-type="string" calcext:value-type="string">
            <text:p>Ticker not available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40" office:value-type="string" calcext:value-type="string">
            <text:p>SoftwareSerial has ~500us between sending bytes (not lib specific)</text:p>
          </table:table-cell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5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1" office:value-type="string" calcext:value-type="string">
            <text:p>Ticker not available</text:p>
          </table:table-cell>
          <table:table-cell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number-columns-repeated="2"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style-name="ce4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52" office:value-type="string" calcext:value-type="string">
            <text:p>ok</text:p>
            <text:p>(1ms update)</text:p>
          </table:table-cell>
          <table:table-cell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38" office:value-type="string" calcext:value-type="string">
            <text:p>Serial.begin() causes glitch -&gt; use updateBaudrate() instead</text:p>
            <text:p>Min. Ticker period 1ms → causes up to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ESP32 Wroom-32UE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44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</text:p>
            <text:p>(100us update)</text:p>
          </table:table-cell>
          <table:table-cell table:style-name="ce34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style-name="ce37" office:value-type="string" calcext:value-type="string">
            <text:p><text:span text:style-name="T3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45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49"/>
          <table:table-cell table:style-name="ce55" office:value-type="string" calcext:value-type="string">
            <text:p>ok</text:p>
          </table:table-cell>
          <table:table-cell table:style-name="ce59" office:value-type="string" calcext:value-type="string" table:number-columns-spanned="2" table:number-rows-spanned="1">
            <text:p>ATTiny85 has no HW-UART</text:p>
          </table:table-cell>
          <table:covered-table-cell table:style-name="ce59"/>
          <table:table-cell table:style-name="ce55" office:value-type="string" calcext:value-type="string">
            <text:p>ok</text:p>
          </table:table-cell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4:05:01.59570571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2-30T15:14:28.093923113</dc:date>
    <meta:editing-duration>PT15H20M37S</meta:editing-duration>
    <meta:editing-cycles>34</meta:editing-cycles>
    <meta:generator>LibreOffice/24.2.7.2$Linux_X86_64 LibreOffice_project/420$Build-2</meta:generator>
    <dc:creator>Georg Icking-Konert</dc:creator>
    <meta:document-statistic meta:table-count="1" meta:cell-count="70" meta:object-count="0"/>
  </office:meta>
</office:document-meta>
</file>